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7_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orace J. Smith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February 15, 1890</text:p>
      <text:p text:style-name="P6">Month<text:tab/><text:tab/><text:tab/><text:tab/><text:tab/><text:tab/>February</text:p>
      <text:p text:style-name="P6">Year<text:tab/><text:tab/><text:tab/><text:tab/><text:tab/><text:tab/>1890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OFFICE OF THE/</text:p>
      <text:p text:style-name="P2">"KENNAN TESTIMONIAL COMMITTEE."/</text:p>
      <text:p text:style-name="P2">ROBERT M. MCWADE, PRESIDENT.<text:tab/>HORACE J. SMITH, SECRETARY./</text:p>
      <text:p text:style-name="P2">LOGAN BUILDINGS/</text:p>
      <text:p text:style-name="P2">(Ground Floor, Front),/</text:p>
      <text:p text:style-name="P4">1307 ARCH STREET, PHILADELPHIA./</text:p>
      <text:p text:style-name="P4">February 15th 1890./</text:p>
      <text:p text:style-name="P3"><text:tab/>A meeting of the/</text:p>
      <text:p text:style-name="P3"><text:tab/><text:tab/>Kennan Testimonial Committee/ will be held in Room 7, Logan Buildings/ 1307 Arch Street;/</text:p>
      <text:p text:style-name="P3">at 3<text:span text:style-name="T2">30</text:span><text:span text:style-name="T3">, Tuesday afternoon, (</text:span><text:span text:style-name="T4">sharp</text:span><text:span text:style-name="T5">)/</text:span></text:p>
      <text:p text:style-name="P2"><text:span text:style-name="T5">February 18th, 1890/</text:span></text:p>
      <text:p text:style-name="P3"><text:span text:style-name="T5"><text:tab/>To receive report of the/ Committee on Testimonial Plan/ and Form,/ and such other business as may be/ brought to their attention./ <text:s/>Horace J. Smith/ Secretary/ C_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5:18:04.75</meta:creation-date>
    <dc:date>2012-01-17T15:25:31.21</dc:date>
    <dc:creator>Penn Libraries</dc:creator>
    <meta:editing-duration>PT00H07M2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2" meta:word-count="243" meta:character-count="1785"/>
  </office:meta>
</office:document-meta>
</file>